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32pt" officeooo:rsid="0019d56e" officeooo:paragraph-rsid="0019d56e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2pt" officeooo:rsid="0019d56e" officeooo:paragraph-rsid="0019d56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ff0000" loext:opacity="100%" fo:font-size="12pt" officeooo:rsid="0019d56e" officeooo:paragraph-rsid="0019d56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81d41a" loext:opacity="100%" fo:font-size="12pt" officeooo:rsid="0019d56e" officeooo:paragraph-rsid="0019d56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808080" loext:opacity="100%" fo:font-size="12pt" officeooo:rsid="0019d56e" officeooo:paragraph-rsid="0019d56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b85c00" loext:opacity="100%" fo:font-size="12pt" officeooo:rsid="0019d56e" officeooo:paragraph-rsid="0019d56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b85c00" loext:opacity="100%" fo:font-size="12pt" officeooo:rsid="001f3652" officeooo:paragraph-rsid="001f365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officeooo:rsid="001bb2a9" officeooo:paragraph-rsid="001bb2a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officeooo:rsid="001d0970" officeooo:paragraph-rsid="001d097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officeooo:rsid="001d6dcd" officeooo:paragraph-rsid="001d6dc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officeooo:rsid="001e11a1" officeooo:paragraph-rsid="001e11a1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officeooo:rsid="001f3652" officeooo:paragraph-rsid="001f365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officeooo:rsid="002031dc" officeooo:paragraph-rsid="002031d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officeooo:rsid="00222a77" officeooo:paragraph-rsid="00222a7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officeooo:rsid="0023719f" officeooo:paragraph-rsid="0023719f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officeooo:rsid="0024e175" officeooo:paragraph-rsid="0024e17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officeooo:rsid="0027446f" officeooo:paragraph-rsid="0027446f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officeooo:rsid="0028990e" officeooo:paragraph-rsid="0028990e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officeooo:rsid="00299d32" officeooo:paragraph-rsid="00299d32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officeooo:rsid="002ba411" officeooo:paragraph-rsid="002ba41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ES</text:p>
      <text:p text:style-name="P1"/>
      <text:p text:style-name="P3">Importants:</text:p>
      <text:p text:style-name="P10">Create Empire Shipyards systems</text:p>
      <text:p text:style-name="P10">Organize map.txt with differents files and sections</text:p>
      <text:p text:style-name="P2"/>
      <text:p text:style-name="P4">Common:</text:p>
      <text:p text:style-name="P8">Do the “Rebels Deep” region</text:p>
      <text:p text:style-name="P8">Create more Empire Rebels outfits</text:p>
      <text:p text:style-name="P8">Create more Empire Rebels ships</text:p>
      <text:p text:style-name="P9">Continue Empire Storyline</text:p>
      <text:p text:style-name="P16">Create Empire Navy Interferance Emitter</text:p>
      <text:p text:style-name="P2"/>
      <text:p text:style-name="P5">Minors:</text:p>
      <text:p text:style-name="P9">Continue Empire Pug Worker mission</text:p>
      <text:p text:style-name="P11">Create Windows scripts compability</text:p>
      <text:p text:style-name="P13">Create more Empire Rebels jobs</text:p>
      <text:p text:style-name="P13">Create More Cromha Empire interesting jobs</text:p>
      <text:p text:style-name="P14">Create Black Manta Prototypes version with Empire Storyline</text:p>
      <text:p text:style-name="P15">Create Empire Starts</text:p>
      <text:p text:style-name="P17">Create interesting Empire Rebels jobs</text:p>
      <text:p text:style-name="P17">Create interesting Empire Rebels outfits</text:p>
      <text:p text:style-name="P20">Create creatures</text:p>
      <text:p text:style-name="P6"/>
      <text:p text:style-name="P7">Maybe?</text:p>
      <text:p text:style-name="P12">Create new Empire Bulkers</text:p>
      <text:p text:style-name="P18">Create interesting events</text:p>
      <text:p text:style-name="P19">Create new minera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8:17:17.920120992</meta:creation-date>
    <meta:generator>LibreOffice/7.4.5.1$Linux_X86_64 LibreOffice_project/40$Build-1</meta:generator>
    <dc:date>2023-02-11T15:35:59.451965110</dc:date>
    <meta:editing-duration>PT11M56S</meta:editing-duration>
    <meta:editing-cycles>17</meta:editing-cycles>
    <meta:document-statistic meta:table-count="0" meta:image-count="0" meta:object-count="0" meta:page-count="1" meta:paragraph-count="24" meta:word-count="92" meta:character-count="655" meta:non-whitespace-character-count="587"/>
  </office:meta>
</office:document-meta>
</file>